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style style:name="P155" style:family="paragraph" style:parent-style-name="Standard" style:list-style-name="L149"/>
    <style:style style:name="P156" style:family="paragraph" style:parent-style-name="Standard" style:list-style-name="L150"/>
    <style:style style:name="P157" style:family="paragraph" style:parent-style-name="Standard" style:list-style-name="L151"/>
    <style:style style:name="P158" style:family="paragraph" style:parent-style-name="Standard" style:list-style-name="L152"/>
    <style:style style:name="P159" style:family="paragraph" style:parent-style-name="Standard" style:list-style-name="L153"/>
    <style:style style:name="P160" style:family="paragraph" style:parent-style-name="Standard" style:list-style-name="L154"/>
    <style:style style:name="P161" style:family="paragraph" style:parent-style-name="Standard" style:list-style-name="L155"/>
    <style:style style:name="P162" style:family="paragraph" style:parent-style-name="Standard" style:list-style-name="L156"/>
    <style:style style:name="P163" style:family="paragraph" style:parent-style-name="Standard" style:list-style-name="L158"/>
    <style:style style:name="P164" style:family="paragraph" style:parent-style-name="Standard" style:list-style-name="L157">
      <style:paragraph-properties fo:margin-left="0.9846in" fo:margin-right="0in" fo:text-indent="0in" style:auto-text-indent="false">
        <style:tab-stops/>
      </style:paragraph-properties>
    </style:style>
    <style:style style:name="P165" style:family="paragraph" style:parent-style-name="Text_20_body" style:list-style-name="L26"/>
    <style:style style:name="P166" style:family="paragraph" style:parent-style-name="Text_20_body" style:list-style-name="L35"/>
    <style:style style:name="P167" style:family="paragraph" style:parent-style-name="Text_20_body" style:list-style-name="L74">
      <style:text-properties style:font-name="ArialMT" fo:font-size="12pt"/>
    </style:style>
    <style:style style:name="P168" style:family="paragraph" style:parent-style-name="Text_20_body" style:list-style-name="L35">
      <style:paragraph-properties fo:margin-top="0.111in" fo:margin-bottom="0.111in"/>
    </style:style>
    <style:style style:name="P169" style:family="paragraph" style:parent-style-name="Text_20_body" style:list-style-name="L35">
      <style:paragraph-properties fo:margin-top="0.111in" fo:margin-bottom="0.111in"/>
      <style:text-properties fo:color="#000000"/>
    </style:style>
    <style:style style:name="P170" style:family="paragraph" style:parent-style-name="Text_20_body" style:list-style-name="L35">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5.6</text:p>
      <text:list xml:id="list7888450702575502133" text:style-name="L158">
        <text:list-item>
          <text:p text:style-name="P163">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xml:id="list6141017035212030379" text:style-name="L1">
        <text:list-item>
          <text:p text:style-name="P9">fixes a bug where, if a full D and R light-curve was split (trimmed) into a D-only and an R-only light-curve, the R-only result did not apply subframe timing adjustments <text:line-break/></text:p>
        </text:list-item>
      </text:list>
      <text:p text:style-name="Standard">version 4.5.4</text:p>
      <text:list xml:id="list7191678995729067161" text:style-name="L2">
        <text:list-item>
          <text:p text:style-name="P10">cleans up the the first bin of the False-Positive histogram <text:line-break/></text:p>
        </text:list-item>
      </text:list>
      <text:p text:style-name="Standard">version 4.5.3</text:p>
      <text:list xml:id="list8374100799724037053" text:style-name="L3">
        <text:list-item>
          <text:p text:style-name="P11">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xml:id="list7397063361881814339" text:style-name="L4">
        <text:list-item>
          <text:p text:style-name="P12">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9026775819088889573" text:style-name="L5">
        <text:list-item>
          <text:p text:style-name="P13">fixes a bug introduced with the NE3 code changes that inhibited sub-frame timing adjustments.<text:line-break/></text:p>
        </text:list-item>
      </text:list>
      <text:p text:style-name="Standard">version 4.4.9</text:p>
      <text:list xml:id="list891139334057404256" text:style-name="L6">
        <text:list-item>
          <text:p text:style-name="P14">fixed yet another manisfestation of the bug introduced in version 4.2.1</text:p>
        </text:list-item>
      </text:list>
      <text:p text:style-name="Standard">version 4.4.8</text:p>
      <text:list xml:id="list1609874821809832926" text:style-name="L7">
        <text:list-item>
          <text:p text:style-name="P15">fixed another manifestation of the bug introduced in version 4.2.1<text:line-break/></text:p>
        </text:list-item>
      </text:list>
      <text:p text:style-name="Standard">version 4.4.7</text:p>
      <text:list xml:id="list6360455216293234293" text:style-name="L8">
        <text:list-item>
          <text:p text:style-name="P16">fixes a bug introduced in version 4.2.1 (February 8, 2022) that caused D values to be calculated as occurring 1 reading early<text:line-break/></text:p>
        </text:list-item>
      </text:list>
      <text:p text:style-name="Standard">version 4.4.5</text:p>
      <text:list xml:id="list2704406908628035170" text:style-name="L9">
        <text:list-item>
          <text:p text:style-name="P17">added a checkbox to enable selection of whether or not the camera response curve is shown on the lightcurve plot<text:line-break/></text:p>
        </text:list-item>
      </text:list>
      <text:p text:style-name="Standard">version 4.4.4</text:p>
      <text:list xml:id="list4473051106093335854" text:style-name="L10">
        <text:list-item>
          <text:p text:style-name="P18">detectability and normalization activities are written to dedicated log files:<text:line-break/> <text:s text:c="3"/>*.detectability.PYOTE.log<text:line-break/> <text:s text:c="3"/>*.normalization.PYOTE.log<text:line-break/></text:p>
        </text:list-item>
      </text:list>
      <text:p text:style-name="Standard">version 4.3.8</text:p>
      <text:list xml:id="list2429017674142683926" text:style-name="L11">
        <text:list-item>
          <text:p text:style-name="P19"><text:soft-page-break/>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6357147480112410118" text:style-name="L12">
        <text:list-item>
          <text:p text:style-name="P20">removed the Pearson R metric – it was confusing and ineffective compared to the simple standard deviation metric<text:line-break/></text:p>
        </text:list-item>
        <text:list-item>
          <text:p text:style-name="P20">made it possible to select the points of the normalized target lightcurve to be included in the std metric<text:line-break/></text:p>
        </text:list-item>
      </text:list>
      <text:p text:style-name="Standard">version 4.3.6</text:p>
      <text:list xml:id="list6246569858096744680" text:style-name="L13">
        <text:list-item>
          <text:p text:style-name="P21">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6527199589297604807" text:style-name="L14">
        <text:list-item>
          <text:p text:style-name="P22">made the 'step-by' buttons radio buttons so that it is clear what the current step size is.<text:line-break/></text:p>
        </text:list-item>
        <text:list-item>
          <text:p text:style-name="P22">removed the automatic switch to the Lightcurve panel<text:line-break/></text:p>
        </text:list-item>
      </text:list>
      <text:p text:style-name="Standard">version 4.3.3</text:p>
      <text:list xml:id="list2012279358943392187" text:style-name="L15">
        <text:list-item>
          <text:p text:style-name="P23">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73593267173403011" text:style-name="L16">
        <text:list-item>
          <text:p text:style-name="P24">adds step size selection for the Y offset spinboxes<text:line-break/><text:soft-page-break/></text:p>
        </text:list-item>
        <text:list-item>
          <text:p text:style-name="P24">activates the 'show' checkbox on reference curves so that the reference curve display can be turned off – but it will still be active behind the scenes, just not visible.<text:line-break/></text:p>
        </text:list-item>
      </text:list>
      <text:p text:style-name="Standard">version 4.3.1</text:p>
      <text:list xml:id="list2282223809285543616" text:style-name="L17">
        <text:list-item>
          <text:p text:style-name="P25">fixes an error message that occurs during the initial installation of a version that has a change to the number of tabs in the GUI<text:line-break/></text:p>
        </text:list-item>
      </text:list>
      <text:p text:style-name="Standard">version 4.3.0</text:p>
      <text:list xml:id="list6767471111221538681" text:style-name="L18">
        <text:list-item>
          <text:p text:style-name="P26">minor cosmetic cleanup to deal with Windows GUI differences (I hope it works – this is always a frustrating and mysterious area)<text:line-break/></text:p>
        </text:list-item>
      </text:list>
      <text:p text:style-name="Standard">version 4.2.9</text:p>
      <text:list xml:id="list7880657120409822466" text:style-name="L19">
        <text:list-item>
          <text:p text:style-name="P27">adds the lightcurve used to the report generated during the detectability analysis<text:line-break/></text:p>
        </text:list-item>
        <text:list-item>
          <text:p text:style-name="P27">automatically clears the effect of previous normailzation when the reference lightcurve is changed (or deselected)<text:line-break/></text:p>
        </text:list-item>
      </text:list>
      <text:p text:style-name="Standard">version 4.2.8</text:p>
      <text:list xml:id="list2100019298638954067" text:style-name="L20">
        <text:list-item>
          <text:p text:style-name="P28">fixes 'trim problem'<text:line-break/></text:p>
        </text:list-item>
        <text:list-item>
          <text:p text:style-name="P28">adds 'step by' buttons that change the smoothing interval spinbox step size.<text:line-break/></text:p>
        </text:list-item>
      </text:list>
      <text:p text:style-name="Standard">version 4.2.6</text:p>
      <text:list xml:id="list1288977965622611732" text:style-name="L21">
        <text:list-item>
          <text:p text:style-name="P29">tidies up the lightcurve panel a bit and changes color samples for target and reference curves.<text:line-break/></text:p>
        </text:list-item>
      </text:list>
      <text:p text:style-name="Standard">version 4.2.5</text:p>
      <text:list xml:id="list7524619712966050802" text:style-name="L22">
        <text:list-item>
          <text:p text:style-name="P30">completes implementation of the time shift (left/right shift) of the reference curve for normalization.<text:line-break/></text:p>
        </text:list-item>
        <text:list-item>
          <text:p text:style-name="P30">adds dot color samples next to the lightcurve titles.<text:line-break/></text:p>
        </text:list-item>
      </text:list>
      <text:p text:style-name="Standard">version 4.2.4</text:p>
      <text:list xml:id="list4269514472237184047" text:style-name="L23">
        <text:list-item>
          <text:p text:style-name="P31">makes tab/panel order sticky<text:line-break/></text:p>
        </text:list-item>
        <text:list-item>
          <text:p text:style-name="P31">analysis tab always opens first, but automatic switch to Lightcurves tab occurs upon file read.<text:line-break/></text:p>
        </text:list-item>
        <text:list-item>
          <text:p text:style-name="P31">'target' lightcurve cannot no longer be moved up or down. If there is an overlapping lightcurve, move the non-target lightcurve to clear the overlap.<text:line-break/></text:p>
        </text:list-item>
      </text:list>
      <text:p text:style-name="Standard">version 4.2.3</text:p>
      <text:list xml:id="list8752993131321536674" text:style-name="L24">
        <text:list-item>
          <text:p text:style-name="P32">fixes block integration that was broken by the new lightcurve selection code.<text:line-break/></text:p>
        </text:list-item>
        <text:list-item>
          <text:p text:style-name="P32">partially implements time shift of the reference curve for normalization – the visual shift is implemented, but the supporting math is not in place so the normalization is currently unaffected by the reference lightcurve shift; normalization is done with the unshifted <text:soft-page-break/>reference curve – this is just a necessary step in the code development..<text:line-break/></text:p>
        </text:list-item>
      </text:list>
      <text:list xml:id="list5502838842363047993" text:style-name="L25">
        <text:list-item>
          <text:p text:style-name="P33">adds logging/reporting of the curve (if any) used for normalization and the smoothing interval used.<text:line-break/> </text:p>
        </text:list-item>
      </text:list>
      <text:p text:style-name="Standard">version 4.2.2</text:p>
      <text:list xml:id="list4947122874857314387" text:style-name="L26">
        <text:list-item>
          <text:p text:style-name="P34">adds a new tab/panel for controlling the display of lightcurves. From the 'help button' on that tab:</text:p>
          <text:p text:style-name="P34"/>
          <text:p text:style-name="P165"><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787393283" text:continue-numbering="true" text:style-name="L26">
        <text:list-item>
          <text:p text:style-name="P34">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34">added (back again) a spinbox on the Setting/Misc. Tab that allows the dot size used in lightcurve plots to be changed.<text:line-break/></text:p>
        </text:list-item>
      </text:list>
      <text:p text:style-name="Standard">version 4.2.1</text:p>
      <text:list xml:id="list4554533856090281620" text:style-name="L27">
        <text:list-item>
          <text:p text:style-name="P35">fixed final report showing NE3 stuff even when NE3 not in use was checked.<text:line-break/><text:soft-page-break/></text:p>
        </text:list-item>
      </text:list>
      <text:p text:style-name="Standard">version 4.2.0</text:p>
      <text:list xml:id="list515554317608599343" text:style-name="L28">
        <text:list-item>
          <text:p text:style-name="P36">improves annotation on <text:span text:style-name="T21">Detectability</text:span> plots by including the magDrop information.<text:line-break/></text:p>
        </text:list-item>
        <text:list-item>
          <text:p text:style-name="P36">eliminates the display of negative drops in the False-Positive histogram<text:line-break/> </text:p>
        </text:list-item>
      </text:list>
      <text:p text:style-name="Standard">version 4.1.9</text:p>
      <text:list xml:id="list7348437127298406772" text:style-name="L29">
        <text:list-item>
          <text:p text:style-name="P37">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2764000852918909752" text:style-name="L30">
        <text:list-item>
          <text:p text:style-name="P38">adds option to write sample light-curve from detectability analysis to a csv file that be imported to PyOTE.<text:line-break/></text:p>
        </text:list-item>
      </text:list>
      <text:p text:style-name="Standard">version 4.1.7</text:p>
      <text:list xml:id="list5391880990068642953" text:style-name="L31">
        <text:list-item>
          <text:p text:style-name="P39">adds the requirement to specify an observation duration when doing a detectability test<text:line-break/></text:p>
        </text:list-item>
        <text:list-item>
          <text:p text:style-name="P39">during a detectability test, if a detectable event was found, a sample light-curve showing such an event is plotted, otherwise the normal False-Positive plot will be shown.<text:line-break/></text:p>
        </text:list-item>
      </text:list>
      <text:p text:style-name="Standard">version 4.1.6</text:p>
      <text:list xml:id="list8812357687381472346" text:style-name="L32">
        <text:list-item>
          <text:p text:style-name="P40">reenables Cholesky failure messages (disabled for testing)<text:line-break/></text:p>
        </text:list-item>
        <text:list-item>
          <text:p text:style-name="P40">Adds test to detectability routine so that the user cannot give an event duration that requires more points than are available in the observation.<text:line-break/></text:p>
        </text:list-item>
      </text:list>
      <text:p text:style-name="Standard">version 4.1.5</text:p>
      <text:list xml:id="list2012586686823748467" text:style-name="L33">
        <text:list-item>
          <text:p text:style-name="P41">changed error bar calculation reporting so that the the value reported in the containment interval report matches that reported in the Excel final report when there is no asymmetry present.</text:p>
          <text:p text:style-name="P41"/>
        </text:list-item>
      </text:list>
      <text:p text:style-name="Standard">version 4.1.4</text:p>
      <text:list xml:id="list3346150954279913044" text:style-name="L34">
        <text:list-item>
          <text:p text:style-name="P42">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7741307045836866204" text:style-name="L35">
        <text:list-item>
          <text:p text:style-name="P166"><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68">For the Night Eagle 3, times extracted by PyOTE require only a VTI correction (if you use an IOTA VTI, there is no correction at all needed).</text:p>
        </text:list-item>
        <text:list-item>
          <text:p text:style-name="P168">Note: if the recording was <text:span text:style-name="T3">not</text:span> made with a tracking telescope (so the target star is moving across the image), you will need to watch the video and record the row of the <text:soft-page-break/>occultation for use in this program. Normally, with a tracking telescope, you will be able to use the y position of the 'target' aperture directly. PyMovie includes this information in the comment lines of the csv file.</text:p>
        </text:list-item>
        <text:list-item>
          <text:p text:style-name="P168">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68">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68">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68">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69">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70">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8611718547107332194" text:style-name="L36">
        <text:list-header>
          <text:p text:style-name="P43"/>
        </text:list-header>
      </text:list>
      <text:p text:style-name="Standard">version 4.1.2</text:p>
      <text:list xml:id="list8915574479516854871" text:style-name="L37">
        <text:list-item>
          <text:p text:style-name="P44">fixes bug when D only search has been selected<text:line-break/></text:p>
        </text:list-item>
      </text:list>
      <text:p text:style-name="Standard">version 4.1.1</text:p>
      <text:list xml:id="list5190541689010962352" text:style-name="L38">
        <text:list-item>
          <text:p text:style-name="P45">fixes bug where signal columns beyond four were being read <text:s/>as duplicates of column 5.<text:line-break/></text:p>
        </text:list-item>
      </text:list>
      <text:p text:style-name="Standard">version 4.1.0</text:p>
      <text:list xml:id="list4044591533170326266" text:style-name="L39">
        <text:list-item>
          <text:p text:style-name="P46"><text:soft-page-break/>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701173588214800532" text:style-name="L40">
        <text:list-item>
          <text:p text:style-name="P47">fixes issue where PyOTE could not read files that it had written.<text:line-break/></text:p>
        </text:list-item>
      </text:list>
      <text:p text:style-name="Standard">version 4.0.8</text:p>
      <text:list xml:id="list5978483776631939848" text:style-name="L41">
        <text:list-item>
          <text:p text:style-name="P48">fixes bug (introduced by a misspelling in version 4.0.7) that kept csv files with more than four apertures from runnig.<text:line-break/></text:p>
        </text:list-item>
      </text:list>
      <text:p text:style-name="Standard">version 4.0.7</text:p>
      <text:list xml:id="list2923696540437829401" text:style-name="L42">
        <text:list-item>
          <text:p text:style-name="P49">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350109445494778356" text:style-name="L43">
        <text:list-item>
          <text:p text:style-name="P50">minor GUI changes<text:line-break/></text:p>
        </text:list-item>
      </text:list>
      <text:p text:style-name="Standard">version 4.0.5</text:p>
      <text:list xml:id="list8368508804138799544" text:style-name="L44">
        <text:list-item>
          <text:p text:style-name="P51">if you click outside the light-curve, the closest point will be toggled (so you don't have to zoom in to select the leftmost or rightmost point in a light-curve.<text:line-break/></text:p>
        </text:list-item>
        <text:list-item>
          <text:p text:style-name="P51">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5285178740128303321" text:style-name="L45">
        <text:list-item>
          <text:p text:style-name="P52">a few GUI changes<text:line-break/></text:p>
        </text:list-item>
        <text:list-item>
          <text:p text:style-name="P52">removed the Use as secondary check box. Now if secondary curve is selected (spinner is non-zero), it will be used automatically.<text:line-break/></text:p>
        </text:list-item>
      </text:list>
      <text:p text:style-name="Standard">version 4.0.3</text:p>
      <text:list xml:id="list7210444918899932435" text:style-name="L46">
        <text:list-item>
          <text:p text:style-name="P53">implements a major GUI change: uses tabbed folders to group buttons and other controls. <text:line-break/></text:p>
        </text:list-item>
        <text:list-item>
          <text:p text:style-name="P53">Removes radio buttons that indicated a D and R solution wanted, or a D-only solution, <text:soft-page-break/>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3">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080877527712143992" text:style-name="L47">
        <text:list-item>
          <text:p text:style-name="P54">removed a debug print statement that was inadvertently left in. It is responsible for the “mouse event” messages polluting the log file.<text:line-break/></text:p>
        </text:list-item>
      </text:list>
      <text:p text:style-name="Standard">version 4.0.1</text:p>
      <text:list xml:id="list7972839292603173287" text:style-name="L48">
        <text:list-item>
          <text:p text:style-name="P55">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1397779516526002016" text:style-name="L49">
        <text:list-item>
          <text:p text:style-name="P56">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7184831161710974394" text:style-name="L50">
        <text:list-item>
          <text:p text:style-name="P57">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1289925203905481943" text:style-name="L51">
        <text:list-item>
          <text:p text:style-name="P58">one more attempt to solve the gui sizing issue.<text:line-break/></text:p>
        </text:list-item>
        <text:list-item>
          <text:p text:style-name="P58">'sticky' settings are back but are now stored in <text:span text:style-name="T16">pyote.ini</text:span> instead of the<text:line-break/> obscure <text:span text:style-name="T16">simple-ote.ini<text:line-break/></text:span></text:p>
        </text:list-item>
      </text:list>
      <text:p text:style-name="Standard">version 3.9.7</text:p>
      <text:list xml:id="list6499938671756954781" text:style-name="L52">
        <text:list-item>
          <text:p text:style-name="P59">Something inexplicable has happened regarding gui size. Suddenly, the gui size is too <text:soft-page-break/>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5980802011471616984" text:style-name="L53">
        <text:list-item>
          <text:p text:style-name="P60">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1809878558407814791" text:style-name="L54">
        <text:list-item>
          <text:p text:style-name="P61">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1168819925728872771" text:style-name="L55">
        <text:list-item>
          <text:p text:style-name="P62">attempts to fix over-size initial gui.<text:line-break/></text:p>
        </text:list-item>
      </text:list>
      <text:p text:style-name="Standard">version 3.9.3</text:p>
      <text:list xml:id="list1170338910700169160" text:style-name="L56">
        <text:list-item>
          <text:p text:style-name="P63">makes various improvements to the 'detectability' calculator to make it easier to use.<text:line-break/></text:p>
        </text:list-item>
      </text:list>
      <text:p text:style-name="Standard">version 3.9.2</text:p>
      <text:list xml:id="list3919053307213762837" text:style-name="L57">
        <text:list-item>
          <text:p text:style-name="P64">adds a 'detectability' calculator for use in pre-planning event observation.<text:line-break/></text:p>
        </text:list-item>
        <text:list-item>
          <text:p text:style-name="P64">'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1340055198970118812" text:style-name="L58">
        <text:list-item>
          <text:p text:style-name="P65">adds an snr calculation to the <text:span text:style-name="T18">Calc baseline stats</text:span> button.<text:line-break/><text:soft-page-break/></text:p>
        </text:list-item>
      </text:list>
      <text:p text:style-name="Standard">version 3.9.0</text:p>
      <text:list xml:id="list8316574909048060495" text:style-name="L59">
        <text:list-item>
          <text:p text:style-name="P66">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5263112648632440891" text:style-name="L60">
        <text:list-item>
          <text:p text:style-name="P67">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7705187615614260239" text:style-name="L61">
        <text:list-item>
          <text:p text:style-name="P68">fixed a bug that sometimes kept events that contained a single point at the bottom from producing a report.<text:line-break/></text:p>
        </text:list-item>
      </text:list>
      <text:p text:style-name="Standard">version 3.8.7</text:p>
      <text:list xml:id="list7255657895837964428" text:style-name="L62">
        <text:list-item>
          <text:p text:style-name="P69">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1864307287402432796" text:style-name="L63">
        <text:list-item>
          <text:p text:style-name="P70">checks for only a single light-curve in the csv file which was causing a 'list index out of range' error message<text:line-break/></text:p>
        </text:list-item>
      </text:list>
      <text:p text:style-name="Standard">version 3.8.5</text:p>
      <text:list xml:id="list8873288052830964993" text:style-name="L64">
        <text:list-item>
          <text:p text:style-name="P71">changed the way QGridLayout was referenced.<text:line-break/></text:p>
        </text:list-item>
      </text:list>
      <text:p text:style-name="Standard">version 3.8.4</text:p>
      <text:list xml:id="list3511557251654820167" text:style-name="L65">
        <text:list-item>
          <text:p text:style-name="P72">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72"/>
        </text:list-item>
      </text:list>
      <text:p text:style-name="Standard">version 3.8.3</text:p>
      <text:list xml:id="list2729069504296663963" text:style-name="L66">
        <text:list-item>
          <text:p text:style-name="P73">adds display of light-curve name (if available in the csv file) to the curve-to-be-analyzed and the normalization curve next to their selection spinners.<text:line-break/></text:p>
        </text:list-item>
      </text:list>
      <text:p text:style-name="Standard">version 3.8.2</text:p>
      <text:list xml:id="list712191992558045366" text:style-name="L67">
        <text:list-item>
          <text:p text:style-name="P74">3.7.5 introduced a scrollable GUI for small screens. Unfortunately, that caused resizing problem for all users. The version reverts back to the original GUI design.<text:line-break/></text:p>
        </text:list-item>
        <text:list-item>
          <text:p text:style-name="P74">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2691130680593166609" text:style-name="L68">
        <text:list-item>
          <text:p text:style-name="P75">adds a checkbox to use reading number to annotate the x-axis, even when timestamps <text:soft-page-break/>are available to use for this annotation. The setting is 'sticky', so your last preference will be remembered and used in the next run.<text:line-break/></text:p>
        </text:list-item>
      </text:list>
      <text:p text:style-name="Standard">version 3.8.0</text:p>
      <text:list xml:id="list4092914729839531111" text:style-name="L69">
        <text:list-item>
          <text:p text:style-name="P76">adds a tutorial button to supply a quick-start for new or infrequent users.<text:line-break/></text:p>
        </text:list-item>
      </text:list>
      <text:p text:style-name="Standard">version 3.7.9</text:p>
      <text:list xml:id="list5386162893967928106" text:style-name="L70">
        <text:list-item>
          <text:p text:style-name="P77">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95191347357346802" text:style-name="L71">
        <text:list-item>
          <text:p text:style-name="P78">added visible left, top, and bottom axes to main plot (with ticks to make easier to associate timestamp with point).<text:line-break/></text:p>
        </text:list-item>
      </text:list>
      <text:p text:style-name="Standard">version 3.7.7</text:p>
      <text:list xml:id="list703008987707245161" text:style-name="L72">
        <text:list-item>
          <text:p text:style-name="P79">if timestamps are available in the csv file, they are used as x axis labels in the main plot.<text:line-break/></text:p>
        </text:list-item>
      </text:list>
      <text:p text:style-name="Standard">version 3.7.6</text:p>
      <text:list xml:id="list2922787509144362001" text:style-name="L73">
        <text:list-item>
          <text:p text:style-name="P80">changed the way QMainWindow and Qapplication were referenced to accommodate the latest Anaconda version, which has reorganized where those modules are stored. </text:p>
          <text:p text:style-name="P80">This was causing a fatal startup error.<text:line-break/> </text:p>
        </text:list-item>
      </text:list>
      <text:p text:style-name="Standard">version 3.7.5</text:p>
      <text:list xml:id="list2674095218063483083" text:style-name="L74">
        <text:list-item>
          <text:p text:style-name="P167">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67">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text:soft-page-break/></text:p>
      <text:p text:style-name="Standard">version 3.7.4</text:p>
      <text:list xml:id="list8528935626664415795" text:style-name="L75">
        <text:list-item>
          <text:p text:style-name="P81">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7507967701806444399" text:style-name="L76">
        <text:list-item>
          <text:p text:style-name="P82">adds code line needed by any Mac users that are running Big Sur<text:line-break/></text:p>
        </text:list-item>
      </text:list>
      <text:p text:style-name="Standard">version 3.7.2</text:p>
      <text:list xml:id="list1440837384445062444" text:style-name="L77">
        <text:list-item>
          <text:p text:style-name="P83">fixes bug that caused all analysis attempts to 'stall'</text:p>
        </text:list-item>
      </text:list>
      <text:p text:style-name="Standard"/>
      <text:p text:style-name="Standard">version 3.7.1</text:p>
      <text:list xml:id="list2007543613624805432" text:style-name="L78">
        <text:list-item>
          <text:p text:style-name="P84">fixed a bug in the r limb angle entry<text:line-break/></text:p>
        </text:list-item>
      </text:list>
      <text:p text:style-name="Standard">version 3.7.0</text:p>
      <text:list xml:id="list5855887274246269031" text:style-name="L79">
        <text:list-item>
          <text:p text:style-name="P85">adds right-click help to ast speed label giving the equation to use if asteroid speed is not available but asteroid diameter and maximum duration are specified<text:line-break/></text:p>
        </text:list-item>
        <text:list-item>
          <text:p text:style-name="P85">adds suggestion to right-click help on penumbral fit checkbox for how to find the penumbral curve csv file that is provided for practice purposes.<text:line-break/></text:p>
        </text:list-item>
      </text:list>
      <text:p text:style-name="Standard">version 3.6.8</text:p>
      <text:list xml:id="list3721226307715138403" text:style-name="L80">
        <text:list-item>
          <text:p text:style-name="P86">adds modeling of off centerline observations to lightcurve calibration curve generation<text:line-break/></text:p>
        </text:list-item>
      </text:list>
      <text:p text:style-name="Standard">version 3.6.7</text:p>
      <text:list xml:id="list3427947211112376571" text:style-name="L81">
        <text:list-item>
          <text:p text:style-name="P87">clarified the location of the Enable Manual Timestamp Entry checkbox in the pop-up message appears when there are no timestamps in the csv file.<text:line-break/></text:p>
        </text:list-item>
      </text:list>
      <text:p text:style-name="Standard">version 3.6.6</text:p>
      <text:list xml:id="list8085254384131065097" text:style-name="L82">
        <text:list-item>
          <text:p text:style-name="P88">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389068361526166483" text:style-name="L83">
        <text:list-item>
          <text:p text:style-name="P89">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1323052915282527903" text:style-name="L84">
        <text:list-item>
          <text:p text:style-name="P90"><text:soft-page-break/>version 3.6.2 would open .xlsx Report file on Mac, but not Windows. This version attempts to fix that (Windows needs a different command to open a file).<text:line-break/></text:p>
        </text:list-item>
      </text:list>
      <text:p text:style-name="Standard">version 3.6.2</text:p>
      <text:list xml:id="list5354815069744975570" text:style-name="L85">
        <text:list-item>
          <text:p text:style-name="P91">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83994965447281290" text:style-name="L86">
        <text:list-item>
          <text:p text:style-name="P92">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629985024196771765" text:style-name="L87">
        <text:list-item>
          <text:p text:style-name="P93"><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3"><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text:soft-pag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6201231282849805853" text:style-name="L88">
        <text:list-item>
          <text:p text:style-name="P94">fixed another bug in penumbral curve fit and removed diagnostic printouts.<text:line-break/></text:p>
        </text:list-item>
      </text:list>
      <text:p text:style-name="Standard">version 3.5.8</text:p>
      <text:list xml:id="list8660292565645342140" text:style-name="L89">
        <text:list-item>
          <text:p text:style-name="P95">fixed a number of bugs in the penumbral curve fit code<text:line-break/></text:p>
        </text:list-item>
      </text:list>
      <text:p text:style-name="Standard">version 3.5.7</text:p>
      <text:list xml:id="list3530803446305415942" text:style-name="L90">
        <text:list-item>
          <text:p text:style-name="P96">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899815225688406034" text:style-name="L91">
        <text:list-item>
          <text:p text:style-name="P97">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5176298313597581677" text:style-name="L92">
        <text:list-item>
          <text:p text:style-name="P98">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9065897030062638274" text:style-name="L93">
        <text:list-item>
          <text:p text:style-name="P9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357075185213799236" text:style-name="L94">
        <text:list-item>
          <text:p text:style-name="P10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608698245919980497" text:style-name="L95">
        <text:list-item>
          <text:p text:style-name="P101">Changed the 'smooth reference star procedure' to no longer display the points at <text:soft-page-break/>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010909529825143199" text:style-name="L96">
        <text:list-item>
          <text:p text:style-name="P102">Added additional references to the North American Excel Spreadsheet report in the new section of the final report that bangs on about the start-of-exposure timing convention.<text:line-break/></text:p>
        </text:list-item>
      </text:list>
      <text:p text:style-name="Standard">version 3.5.0</text:p>
      <text:list xml:id="list6927343962343094920" text:style-name="L97">
        <text:list-item>
          <text:p text:style-name="P10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3">NEW: when 'trims' have been placed, a 'write csv' process will honor those values and produce a 'trimmed' output file.<text:line-break/></text:p>
        </text:list-item>
        <text:list-item>
          <text:p text:style-name="P103">NEW: when a light curve has been 'normalized', the changed values are written to the data table where, once again, a 'write csv' process will capture the results.<text:line-break/></text:p>
        </text:list-item>
        <text:list-item>
          <text:p text:style-name="P103">Added additional reminders that the start-of-exposure timestamp/timing convention is employed.</text:p>
        </text:list-item>
      </text:list>
      <text:p text:style-name="Standard"/>
      <text:p text:style-name="Standard">version 3.4.9</text:p>
      <text:list xml:id="list1050951006775107305" text:style-name="L98">
        <text:list-item>
          <text:p text:style-name="P104">Added some explanatory language to the “Excel report” section regarding the proper interpretation of the 'false positive probability' number.<text:line-break/></text:p>
        </text:list-item>
      </text:list>
      <text:p text:style-name="Standard">version 3.4.8</text:p>
      <text:list xml:id="list456100760087671984" text:style-name="L99">
        <text:list-item>
          <text:p text:style-name="P105">This version deals more realistically with high magDrop lightcurves by defining a 'limiting magDrop' as: <text:line-break/><text:line-break/><text:tab/>limMagDrop = 2.5 * log10( B / std(A) ) <text:line-break/><text:line-break/><text:tab/>std(A) is the noise level of A.</text:p>
          <text:p text:style-name="P105"><text:s text:c="10"/>B = average baseline intensity<text:line-break/><text:soft-pag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872712916064542662" text:style-name="L100">
        <text:list-item>
          <text:p text:style-name="P106">Automatically loads the correct version of Adv2<text:line-break/></text:p>
        </text:list-item>
      </text:list>
      <text:p text:style-name="Standard">version 3.4.6</text:p>
      <text:list xml:id="list6376688815039851307" text:style-name="L101">
        <text:list-item>
          <text:p text:style-name="P107">Adds AAV Version 2 file as a type that can be read (important when Do OCR check is enabled)</text:p>
        </text:list-item>
      </text:list>
      <text:p text:style-name="Standard"/>
      <text:p text:style-name="Standard">version 3.4.5</text:p>
      <text:list xml:id="list1315229103398368582" text:style-name="L102">
        <text:list-item>
          <text:p text:style-name="P108">Fixes block integration which was failing when more than 4 lightcurves were being processed.<text:line-break/></text:p>
        </text:list-item>
        <text:list-item>
          <text:p text:style-name="P108">Made use diff and Do OCR checkboxes sticky.<text:line-break/></text:p>
        </text:list-item>
      </text:list>
      <text:p text:style-name="Standard">version 3.4.4</text:p>
      <text:list xml:id="list2275711214129265231" text:style-name="L103">
        <text:list-item>
          <text:p text:style-name="P10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134811484669157183" text:style-name="L104">
        <text:list-item>
          <text:p text:style-name="P110">Fixed bug that required an entry in dist(AU) and speed(km/sec) edit boxes for a <text:soft-page-break/>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675648317501936516" text:style-name="L105">
        <text:list-item>
          <text:p text:style-name="P11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7209629122745485210" text:style-name="L106">
        <text:list-item>
          <text:p text:style-name="P11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1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152645498439586740" text:style-name="L107">
        <text:list-item>
          <text:p text:style-name="P11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501693429123395884" text:style-name="L108">
        <text:list-item>
          <text:p text:style-name="P114">Automatically installs cv2 if not already present. <text:s/>This package is needed for the <text:soft-page-break/>new frame view feature.<text:line-break/></text:p>
        </text:list-item>
      </text:list>
      <text:p text:style-name="Standard">version 3.3.8</text:p>
      <text:list xml:id="list8134763302729672226" text:style-name="L109">
        <text:list-item>
          <text:p text:style-name="P11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540686441735613794" text:style-name="L110">
        <text:list-item>
          <text:p text:style-name="P116">A new button (View frame) with an associated spinner for entry of a frame number has been added:</text:p>
          <text:p text:style-name="P116"/>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767095076998209191" text:style-name="L111">
        <text:list-item>
          <text:p text:style-name="P117">Changed usage of max([a, b ,c]) to max(a, b, c) to see if this allows the Numba JIT compiler to work for one user that found version 3.3.4 failed to load/compile.<text:line-break/><text:soft-page-break/><text:line-break/>This should have no effect on users that already have version 3.3.4 working.<text:line-break/></text:p>
        </text:list-item>
      </text:list>
      <text:p text:style-name="Standard">version 3.3.4:</text:p>
      <text:list xml:id="list8098571583930123664" text:style-name="L112">
        <text:list-item>
          <text:p text:style-name="P11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2261323397682433566" text:style-name="L113">
        <text:list-item>
          <text:p text:style-name="P11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714743150976980129" text:style-name="L114">
        <text:list-item>
          <text:p text:style-name="P12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559546990593801579" text:style-name="L115">
        <text:list-item>
          <text:p text:style-name="P121">Changed main plot so that the scroll wheel only zooms the x axis.</text:p>
        </text:list-item>
        <text:list-item>
          <text:p text:style-name="P121">Changed lightcurve plot so that it conforms properly to 'start-of-exposure'.<text:line-break/></text:p>
        </text:list-item>
      </text:list>
      <text:p text:style-name="Standard">version 3.2.8</text:p>
      <text:list xml:id="list1921981343451756884" text:style-name="L116">
        <text:list-item>
          <text:p text:style-name="P122">Changed font size in help files --- it was fine for Mac but too big for Win10<text:line-break/></text:p>
        </text:list-item>
      </text:list>
      <text:p text:style-name="Standard">version 3.2.7</text:p>
      <text:list xml:id="list5917986249371787726" text:style-name="L117">
        <text:list-item>
          <text:p text:style-name="P12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591144138365031355" text:style-name="L118">
        <text:list-item>
          <text:p text:style-name="P124">This is a 'cosmetic' release --- there should be NO detectable differences from version 3.2.5 in terms of functionality.</text:p>
        </text:list-item>
        <text:list-item>
          <text:p text:style-name="P124">All python files were brought into compliance with PEP 8 coding standards. <text:s/>Only I care about that.</text:p>
        </text:list-item>
        <text:list-item>
          <text:p text:style-name="P124">More significantly, I removed the dependency on C code by using Numba as a code accelerator instead of Cython. <text:s/>As a result, I no longer need to compile <text:soft-page-break/>separate code versions for Mac, Windows, and Linux. <text:s/>That makes my life easier, but you should experience no operational changes.</text:p>
        </text:list-item>
        <text:list-item>
          <text:p text:style-name="P124">All this 'cosmetic' work is in preparation for working on PyOTE issues again.<text:line-break/> </text:p>
        </text:list-item>
      </text:list>
      <text:p text:style-name="Standard">version 3.2.5</text:p>
      <text:list xml:id="list343603757891887913" text:style-name="L119">
        <text:list-item>
          <text:p text:style-name="P12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669647700597987422" text:style-name="L120">
        <text:list-item>
          <text:p text:style-name="P126">Modified the test for newer version to accommodate the different strings returned by pip 18.1 and pip 19.0+</text:p>
        </text:list-item>
        <text:list-item>
          <text:p text:style-name="P126">Added ability to invoke PyOTE from PyMovie with an externally supplied csv file that is automatically opened.<text:line-break/></text:p>
        </text:list-item>
      </text:list>
      <text:p text:style-name="Standard">version 3.2.3</text:p>
      <text:list xml:id="list477101138617262644" text:style-name="L121">
        <text:list-item>
          <text:p text:style-name="P12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7">Added support for the PyMovie csv format<text:line-break/></text:p>
        </text:list-item>
      </text:list>
      <text:p text:style-name="Standard">version 3.2.1</text:p>
      <text:list xml:id="list7392282989192110517" text:style-name="L122">
        <text:list-item>
          <text:p text:style-name="P128">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979771671405505590" text:style-name="L123">
        <text:list-item>
          <text:p text:style-name="P129">Changed GUI to better align text on min max edit boxes to avoid confusion.<text:line-break/></text:p>
        </text:list-item>
      </text:list>
      <text:p text:style-name="Standard">version 3.1.9</text:p>
      <text:list xml:id="list2802986677863928716" text:style-name="L124">
        <text:list-item>
          <text:p text:style-name="P130">Fixed a bug in the test for a min/max solution search being constrained by a too large min value.<text:line-break/></text:p>
        </text:list-item>
      </text:list>
      <text:p text:style-name="Standard">version 3.1.8</text:p>
      <text:list xml:id="list9069037347501323309" text:style-name="L125">
        <text:list-item>
          <text:p text:style-name="P131">version 3.1.7 was released without an updated version history. <text:s/>Here is what <text:soft-page-break/>was changed in 3.1.7:<text:line-break/></text:p>
        </text:list-item>
        <text:list-item>
          <text:p text:style-name="P13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738196304988061948" text:style-name="L126">
        <text:list-item>
          <text:p text:style-name="P132">Values entered in the Manual Timestamp Entry dialog box are now 'sticky', thus making corrections easy to do without requiring re-entry of all data. </text:p>
          <text:p text:style-name="P132"><text:line-break/>Also trapped is the case where a user has entered a custom frame time but failed to click the radio button indicating that it is to be used.<text:line-break/></text:p>
        </text:list-item>
      </text:list>
      <text:p text:style-name="Standard">version 3.1.5:</text:p>
      <text:list xml:id="list6190450814261775951" text:style-name="L127">
        <text:list-item>
          <text:p text:style-name="P13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434810774515830526" text:style-name="L128">
        <text:list-item>
          <text:p text:style-name="P134">Fixed error in new dropped reading detection logic when light curve was processed in field mode.<text:line-break/></text:p>
        </text:list-item>
        <text:list-item>
          <text:p text:style-name="P134">Cleaned up some language in tooltips.<text:line-break/></text:p>
        </text:list-item>
      </text:list>
      <text:p text:style-name="Standard">version 3.1.3:</text:p>
      <text:list xml:id="list5639114534405661443" text:style-name="L129">
        <text:list-item>
          <text:p text:style-name="P13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5">Eliminated the 'entry num' column in the data matrix at the lower left of the GUI. The 'entry num' is unused and a possible source of confusion with the frame or field number for the unwary.<text:line-break/></text:p>
        </text:list-item>
        <text:list-item>
          <text:p text:style-name="P135"><text:soft-page-break/>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558003905645990811" text:style-name="L130">
        <text:list-item>
          <text:p text:style-name="P13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771264688091444417" text:style-name="L131">
        <text:list-item>
          <text:p text:style-name="P13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7">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12035060769450816" text:style-name="L132">
        <text:list-item>
          <text:p text:style-name="P13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765308877981718879" text:style-name="L133">
        <text:list-item>
          <text:p text:style-name="P13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text:soft-page-break/>not change,<text:line-break/></text:p>
        </text:list-item>
      </text:list>
      <text:p text:style-name="Standard">version 3.0.1:</text:p>
      <text:list xml:id="list7533864448445978567" text:style-name="L134">
        <text:list-item>
          <text:p text:style-name="P14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41768769628024001" text:style-name="L135">
        <text:list-item>
          <text:p text:style-name="P14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042653468905022961" text:style-name="L136">
        <text:list-item>
          <text:p text:style-name="P14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397330493864532927" text:style-name="L137">
        <text:list-item>
          <text:p text:style-name="P143">Disable the Accept integration button when user overrides an automatic block analysis with a manual block selection followed by a click on the Block integrate button.<text:line-break/></text:p>
        </text:list-item>
      </text:list>
      <text:p text:style-name="Standard">version 2.1.4:</text:p>
      <text:list xml:id="list743777464713836790" text:style-name="L138">
        <text:list-item>
          <text:p text:style-name="P144">Corrected a bug that kept manual selection of block integration from being performed after a refusal to accept the automatic block analysis results.<text:line-break/></text:p>
        </text:list-item>
      </text:list>
      <text:p text:style-name="Standard">version 2.1.3:</text:p>
      <text:list xml:id="list4463480119562582205" text:style-name="L139">
        <text:list-item>
          <text:p text:style-name="P145">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06833236835189935" text:style-name="L140">
        <text:list-item>
          <text:p text:style-name="P14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137508572154817835" text:style-name="L141">
        <text:list-item>
          <text:p text:style-name="P147">Added progress bar tracking of block integration analysis because it can take an extended amount of time to complete the analysis when the light curve has many points.<text:line-break/></text:p>
        </text:list-item>
      </text:list>
      <text:p text:style-name="Standard">version 2.1.0</text:p>
      <text:list xml:id="list1473634542746311492" text:style-name="L142">
        <text:list-item>
          <text:p text:style-name="P148">Added automatic determination of 'correct' block size and offset for block integration when user clicks <text:span text:style-name="Default_20_Paragraph_20_Font"><text:span text:style-name="T1">Block integrate</text:span></text:span> button without selecting the two <text:soft-page-break/>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7937177823383830350" text:style-name="L143">
        <text:list-item>
          <text:p text:style-name="P149">Made the selection of Tooltip display 'sticky'</text:p>
        </text:list-item>
        <text:list-item>
          <text:p text:style-name="P149">Duration calculation when D and R span midnight now handled correctly</text:p>
        </text:list-item>
      </text:list>
      <text:p text:style-name="Standard"/>
      <text:p text:style-name="Standard">version 2.0.8</text:p>
      <text:list xml:id="list2366968765065482353" text:style-name="L144">
        <text:list-item>
          <text:p text:style-name="P150">toolTips changed to invoke and display in a custom dialog box that can be moved and resized to better accommodate legacy displays</text:p>
        </text:list-item>
        <text:list-item>
          <text:p text:style-name="P150">Calc flash timing calculation fixed to properly deal with the non-integer frame numbers that can result from field processed csv files</text:p>
        </text:list-item>
        <text:list-item>
          <text:p text:style-name="P150">Flash timing has been verified to work with integrated light curves</text:p>
        </text:list-item>
        <text:list-item>
          <text:p text:style-name="P15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27670735098898218" text:style-name="L145">
        <text:list-item>
          <text:p text:style-name="P151">Adds a button to calculate the edge position of an LED timing flash.</text:p>
        </text:list-item>
        <text:list-item>
          <text:p text:style-name="P15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5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51">Adds a checkbox to force manual entry of timestamp info. <text:s/>This is useful when OCR on a VTI timed light curve has catastrophic errors. <text:s/>It is always employed when using LED flash timing.</text:p>
        </text:list-item>
      </text:list>
      <text:list xml:id="list7090191642661244784" text:style-name="L146">
        <text:list-item>
          <text:p text:style-name="P15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732399182554281051" text:style-name="L147">
        <text:list-item>
          <text:p text:style-name="P15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589396305774511866" text:style-name="L148">
        <text:list-item>
          <text:p text:style-name="P154">files generated by pyote now contain PYOTE in the filename.<text:line-break/></text:p>
        </text:list-item>
        <text:list-item>
          <text:p text:style-name="P154"><text:soft-page-break/>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001055199027902936" text:style-name="L149">
        <text:list-item>
          <text:p text:style-name="P15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863313215782037583" text:style-name="L150">
        <text:list-item>
          <text:p text:style-name="P15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558819555652621546" text:style-name="L151">
        <text:list-item>
          <text:p text:style-name="P15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841055339045609522" text:style-name="L152">
        <text:list-item>
          <text:p text:style-name="P158">improved handling of D and R region selection so that one cannot enter an invalid configuration --- automatic corrections/changes are applied.<text:line-break/></text:p>
        </text:list-item>
        <text:list-item>
          <text:p text:style-name="P15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570185155602663015" text:style-name="L153">
        <text:list-item>
          <text:p text:style-name="P159">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3545385232001014895" text:style-name="L154">
        <text:list-item>
          <text:p text:style-name="P16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60"><text:soft-page-break/>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149289434046569673" text:style-name="L155">
        <text:list-item>
          <text:p text:style-name="P161">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564256445907172620" text:style-name="L156">
        <text:list-item>
          <text:p text:style-name="P16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6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6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6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594790989542838107" text:style-name="L157">
        <text:list-item>
          <text:p text:style-name="P16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4-01T13:46:59</dc:date>
    <meta:editing-cycles>203</meta:editing-cycles>
    <meta:editing-duration>P1DT2H47M41S</meta:editing-duration>
    <dc:creator>Robert Anderson</dc:creator>
    <meta:document-statistic meta:table-count="0" meta:image-count="3" meta:object-count="0" meta:page-count="28" meta:paragraph-count="411" meta:word-count="10474" meta:character-count="61106"/>
    <meta:template xlink:type="simple" xlink:actuate="onRequest" xlink:title="" xlink:href="Normal"/>
  </office:meta>
</office:document-meta>
</file>